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37in"/>
    </style:style>
    <style:style style:name="co2" style:family="table-column">
      <style:table-column-properties fo:break-before="auto" style:column-width="0.956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levels</text:p>
          </table:table-cell>
          <table:table-cell office:value-type="string">
            <text:p>metal</text:p>
          </table:table-cell>
          <table:table-cell office:value-type="string">
            <text:p>wood</text:p>
          </table:table-cell>
          <table:table-cell office:value-type="string">
            <text:p>lea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on</text:p>
          </table:table-cell>
          <table:table-cell office:value-type="string">
            <text:p>elm</text:p>
          </table:table-cell>
          <table:table-cell office:value-type="string">
            <text:p>rough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teel</text:p>
          </table:table-cell>
          <table:table-cell office:value-type="string">
            <text:p>ash</text:p>
          </table:table-cell>
          <table:table-cell office:value-type="string">
            <text:p>cure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warven-steel</text:p>
          </table:table-cell>
          <table:table-cell office:value-type="string">
            <text:p>yew</text:p>
          </table:table-cell>
          <table:table-cell office:value-type="string">
            <text:p>hardened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galvorn</text:p>
          </table:table-cell>
          <table:table-cell office:value-type="string">
            <text:p>elven-wood</text:p>
          </table:table-cell>
          <table:table-cell office:value-type="string">
            <text:p>reinforced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thril</text:p>
          </table:table-cell>
          <table:table-cell office:value-type="string">
            <text:p>dragonbone</text:p>
          </table:table-cell>
          <table:table-cell office:value-type="string">
            <text:p>drakeski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1">12/21/2009</text:date>, <text:time>22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9-12-21T21:03:58</meta:creation-date>
    <dc:date>2009-12-21T22:11:33</dc:date>
    <dc:language>fr-FR</dc:language>
    <meta:editing-cycles>4</meta:editing-cycles>
    <meta:editing-duration>PT1H7M36S</meta:editing-duration>
    <meta:user-defined meta:name="Info 1"/>
    <meta:user-defined meta:name="Info 2"/>
    <meta:user-defined meta:name="Info 3"/>
    <meta:user-defined meta:name="Info 4"/>
    <meta:document-statistic meta:table-count="3" meta:cell-count="24"/>
  </office:meta>
</office:document-meta>
</file>